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d03d"/>
    </style:style>
    <style:style style:name="P2" style:family="paragraph" style:parent-style-name="Standard">
      <style:text-properties officeooo:paragraph-rsid="000a8026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0f9c3" officeooo:paragraph-rsid="0010f9c3" style:font-weight-asian="bold" style:font-weight-complex="bold"/>
    </style:style>
    <style:style style:name="P5" style:family="paragraph" style:parent-style-name="Standard">
      <style:text-properties fo:font-weight="bold" officeooo:rsid="00127aa1" officeooo:paragraph-rsid="00127aa1" style:font-weight-asian="bold" style:font-weight-complex="bold"/>
    </style:style>
    <style:style style:name="P6" style:family="paragraph" style:parent-style-name="Standard">
      <style:text-properties fo:font-weight="bold" officeooo:rsid="00159d74" officeooo:paragraph-rsid="00159d74" style:font-weight-asian="bold" style:font-weight-complex="bold"/>
    </style:style>
    <style:style style:name="P7" style:family="paragraph" style:parent-style-name="Standard">
      <style:text-properties fo:font-weight="bold" officeooo:rsid="00159d74" officeooo:paragraph-rsid="0008d03d" style:font-weight-asian="bold" style:font-weight-complex="bold"/>
    </style:style>
    <style:style style:name="P8" style:family="paragraph" style:parent-style-name="Standard">
      <style:text-properties fo:font-weight="bold" officeooo:rsid="001ad448" officeooo:paragraph-rsid="001ad448" style:font-weight-asian="bold" style:font-weight-complex="bold"/>
    </style:style>
    <style:style style:name="P9" style:family="paragraph" style:parent-style-name="Standard">
      <style:text-properties officeooo:paragraph-rsid="000b6512"/>
    </style:style>
    <style:style style:name="P10" style:family="paragraph" style:parent-style-name="Standard">
      <style:text-properties officeooo:rsid="000b6828" officeooo:paragraph-rsid="000b6828"/>
    </style:style>
    <style:style style:name="P11" style:family="paragraph" style:parent-style-name="Standard">
      <style:text-properties fo:font-size="10pt" officeooo:paragraph-rsid="0008d03d" style:font-size-asian="10pt" style:font-size-complex="10pt"/>
    </style:style>
    <style:style style:name="P12" style:family="paragraph" style:parent-style-name="Standard">
      <style:text-properties fo:font-size="10pt" officeooo:rsid="0014a985" officeooo:paragraph-rsid="0014a985" style:font-size-asian="10pt" style:font-size-complex="10pt"/>
    </style:style>
    <style:style style:name="P13" style:family="paragraph" style:parent-style-name="Standard">
      <style:text-properties fo:font-size="10pt" officeooo:rsid="001ad448" officeooo:paragraph-rsid="001ad448" style:font-size-asian="10pt" style:font-size-complex="10pt"/>
    </style:style>
    <style:style style:name="P14" style:family="paragraph" style:parent-style-name="Standard">
      <style:text-properties fo:font-size="10pt" officeooo:rsid="001e6edf" officeooo:paragraph-rsid="001e6edf" style:font-size-asian="10pt" style:font-size-complex="10pt"/>
    </style:style>
    <style:style style:name="P15" style:family="paragraph" style:parent-style-name="Standard">
      <style:text-properties fo:font-size="10pt" fo:font-weight="normal" officeooo:rsid="000b6828" officeooo:paragraph-rsid="000b6828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bold" officeooo:rsid="0014a985" officeooo:paragraph-rsid="0014a985" style:font-size-asian="10pt" style:font-weight-asian="bold" style:font-size-complex="10pt" style:font-weight-complex="bold"/>
    </style:style>
    <style:style style:name="P17" style:family="paragraph" style:parent-style-name="Standard">
      <style:text-properties officeooo:rsid="000f00ed" officeooo:paragraph-rsid="000f00ed"/>
    </style:style>
    <style:style style:name="P18" style:family="paragraph" style:parent-style-name="Standard">
      <style:text-properties officeooo:rsid="0014a985" officeooo:paragraph-rsid="0014a985"/>
    </style:style>
    <style:style style:name="P19" style:family="paragraph" style:parent-style-name="Standard">
      <style:text-properties officeooo:rsid="001814d9" officeooo:paragraph-rsid="001814d9"/>
    </style:style>
    <style:style style:name="P20" style:family="paragraph" style:parent-style-name="Standard">
      <style:text-properties officeooo:paragraph-rsid="0012de4b"/>
    </style:style>
    <style:style style:name="P21" style:family="paragraph" style:parent-style-name="Standard">
      <style:text-properties officeooo:rsid="0018e7d7" officeooo:paragraph-rsid="0018e7d7"/>
    </style:style>
    <style:style style:name="P22" style:family="paragraph" style:parent-style-name="Standard">
      <style:text-properties officeooo:rsid="001ad448" officeooo:paragraph-rsid="001ad448"/>
    </style:style>
    <style:style style:name="P23" style:family="paragraph" style:parent-style-name="Standard">
      <style:text-properties officeooo:rsid="001e6edf" officeooo:paragraph-rsid="001e6edf"/>
    </style:style>
    <style:style style:name="P24" style:family="paragraph" style:parent-style-name="Standard">
      <style:text-properties officeooo:paragraph-rsid="001e6edf"/>
    </style:style>
    <style:style style:name="P25" style:family="paragraph" style:parent-style-name="Standard">
      <style:text-properties officeooo:rsid="00159d74" officeooo:paragraph-rsid="00159d74"/>
    </style:style>
    <style:style style:name="P26" style:family="paragraph" style:parent-style-name="Standard">
      <style:text-properties fo:font-size="10pt" officeooo:paragraph-rsid="0008d03d" style:font-size-asian="10pt" style:font-size-complex="10pt"/>
    </style:style>
    <style:style style:name="P27" style:family="paragraph" style:parent-style-name="Standard">
      <style:text-properties fo:font-size="12pt" officeooo:rsid="0020578f" officeooo:paragraph-rsid="0020578f" style:font-size-asian="10.5pt" style:font-size-complex="12pt"/>
    </style:style>
    <style:style style:name="P28" style:family="paragraph" style:parent-style-name="Standard">
      <style:text-properties fo:font-size="12pt" officeooo:rsid="00217336" officeooo:paragraph-rsid="0020578f" style:font-size-asian="10.5pt" style:font-size-complex="12pt"/>
    </style:style>
    <style:style style:name="P29" style:family="paragraph" style:parent-style-name="Standard">
      <style:text-properties fo:font-size="12pt" officeooo:rsid="00217336" officeooo:paragraph-rsid="00217336" style:font-size-asian="10.5pt" style:font-size-complex="12pt"/>
    </style:style>
    <style:style style:name="P30" style:family="paragraph" style:parent-style-name="Standard">
      <style:text-properties fo:font-size="12pt" officeooo:rsid="00289654" officeooo:paragraph-rsid="00289654" style:font-size-asian="10.5pt" style:font-size-complex="12pt"/>
    </style:style>
    <style:style style:name="P31" style:family="paragraph" style:parent-style-name="Standard">
      <style:text-properties fo:font-size="12pt" fo:font-weight="bold" officeooo:rsid="0020578f" officeooo:paragraph-rsid="0020578f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2233d9" officeooo:paragraph-rsid="002233d9" style:font-size-asian="10.5pt" style:font-weight-asian="bold" style:font-size-complex="12pt" style:font-weight-complex="bold"/>
    </style:style>
    <style:style style:name="P3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814d9" officeooo:paragraph-rsid="0008d03d"/>
    </style:style>
    <style:style style:name="P3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ize="12pt" officeooo:rsid="0020578f" officeooo:paragraph-rsid="0008d03d" style:font-size-asian="10.5pt" style:font-size-complex="12pt"/>
    </style:style>
    <style:style style:name="T1" style:family="text">
      <style:text-properties officeooo:rsid="000a487f"/>
    </style:style>
    <style:style style:name="T2" style:family="text">
      <style:text-properties officeooo:rsid="000b651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6512" style:font-weight-asian="bold" style:font-weight-complex="bold"/>
    </style:style>
    <style:style style:name="T5" style:family="text">
      <style:text-properties fo:font-weight="bold" officeooo:rsid="0012de4b" style:font-weight-asian="bold" style:font-weight-complex="bold"/>
    </style:style>
    <style:style style:name="T6" style:family="text">
      <style:text-properties fo:font-weight="bold" officeooo:rsid="001e6edf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df5f3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officeooo:rsid="00166d01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officeooo:rsid="0023f259" style:font-weight-asian="normal" style:font-weight-complex="normal"/>
    </style:style>
    <style:style style:name="T14" style:family="text">
      <style:text-properties officeooo:rsid="0012de4b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3f259" style:font-weight-asian="normal" style:font-weight-complex="normal"/>
    </style:style>
    <style:style style:name="T17" style:family="text">
      <style:text-properties fo:font-weight="normal" officeooo:rsid="0024b52f" style:font-weight-asian="normal" style:font-weight-complex="normal"/>
    </style:style>
    <style:style style:name="T18" style:family="text">
      <style:text-properties fo:font-weight="normal" officeooo:rsid="002644eb" style:font-weight-asian="normal" style:font-weight-complex="normal"/>
    </style:style>
    <style:style style:name="T19" style:family="text">
      <style:text-properties style:text-underline-style="none" fo:font-weight="normal" officeooo:rsid="0023f259" style:font-weight-asian="normal" style:font-weight-complex="normal"/>
    </style:style>
    <style:style style:name="T20" style:family="text">
      <style:text-properties style:text-underline-style="none" fo:font-weight="normal" officeooo:rsid="0024b52f" style:font-weight-asian="normal" style:font-weight-complex="normal"/>
    </style:style>
    <style:style style:name="T21" style:family="text">
      <style:text-properties officeooo:rsid="002644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towardsdatascience.com/virtual-environments-104c62d48c54" text:style-name="Internet_20_link" text:visited-style-name="Visited_20_Internet_20_Link"><text:span text:style-name="T1">Virtual environment:</text:span></text:a><text:span text:style-name="T1"> <text:s text:c="6"/></text:span></text:p>
      <text:p text:style-name="P2"/>
      <text:p text:style-name="P2">A virtual environment is a Python tool for dependency management and project isolation. </text:p>
      <text:p text:style-name="P2"/>
      <text:p text:style-name="P2">They allow Python site packages (third party libraries) to be installed locally in an isolated directory for a particular project, as opposed to being installed globally (i.e. as part of a system-wide Python).</text:p>
      <text:p text:style-name="P1"/>
      <text:p text:style-name="P9"><text:span text:style-name="T4">How to install it: <text:s text:c="9"/></text:span><text:span text:style-name="T2">yum</text:span> install python3-virtualenv -y</text:p>
      <text:p text:style-name="P1"/>
      <text:p text:style-name="P10"><text:span text:style-name="T3">Create a new environment: <text:s/></text:span>Make sure that you are running it with a Python above version 3.3, <text:span text:style-name="T8">venv doesn’t work with versions below it.</text:span></text:p>
      <text:p text:style-name="P1"/>
      <text:p text:style-name="P1">[cloud_user@centos7 ~]$ <text:span text:style-name="T3">python3.7 -m venv new_virt</text:span></text:p>
      <text:p text:style-name="P1"/>
      <text:p text:style-name="P10">This is creating the folder (new environment) nev_virt in the current directory, <text:s/><text:span text:style-name="T7">/home/cloud_user/new_virt </text:span>in this example.</text:p>
      <text:p text:style-name="P10"/>
      <text:p text:style-name="P17">It creates the following directories by default:</text:p>
      <text:p text:style-name="P10"/>
      <text:p text:style-name="P15">[cloud_user@centos7 new_virt]$<text:span text:style-name="T3"> ls</text:span></text:p>
      <text:p text:style-name="P15">bin <text:s/>include <text:s/>lib <text:s/>lib64 <text:s/>pyvenv.cfg</text:p>
      <text:p text:style-name="P1"/>
      <text:p text:style-name="P4">How to activate the new environment:</text:p>
      <text:p text:style-name="P1"><text:span text:style-name="T9">[cloud_user@centos7 ~]$ </text:span><text:span text:style-name="T10">source new_virt/bin/activate</text:span></text:p>
      <text:p text:style-name="P11"><text:span text:style-name="T3">(new_virt) </text:span>[cloud_user@centos7 ~]$ </text:p>
      <text:p text:style-name="P1"/>
      <text:p text:style-name="P5">Deactivate it:</text:p>
      <text:p text:style-name="P1"><text:span text:style-name="T9">(new_virt) [cloud_user@centos7 ~]$ </text:span><text:span text:style-name="T10">deactivate </text:span></text:p>
      <text:p text:style-name="P11">[cloud_user@centos7 ~]$ </text:p>
      <text:p text:style-name="P34"/>
      <text:p text:style-name="P27"/>
      <text:p text:style-name="P31">Python interpreter:<text:span text:style-name="T15"> </text:span><text:span text:style-name="T18">There are two ways to use the interpreter, Interactive Mode and Script Mode.</text:span></text:p>
      <text:p text:style-name="P29"/>
      <text:p text:style-name="P30">When you run yum install python you are already installing the python interpreter.</text:p>
      <text:p text:style-name="P29"/>
      <text:p text:style-name="P32">Interactive <text:span text:style-name="T21">Mode</text:span>:<text:span text:style-name="T15"> Is REPL. </text:span><text:span text:style-name="T16">Type </text:span><text:span text:style-name="T13">python</text:span><text:span text:style-name="T19"> </text:span><text:span text:style-name="T20">and you will get the &gt;&gt;&gt;</text:span></text:p>
      <text:p text:style-name="P32"><text:span text:style-name="T15"/></text:p>
      <text:p text:style-name="P29"/>
      <text:p text:style-name="P33"/>
      <text:p text:style-name="P19"/>
      <text:p text:style-name="P20"><text:span text:style-name="T5">Install Pip: </text:span><text:span text:style-name="T14">sudo yum install python3-pip</text:span></text:p>
      <text:p text:style-name="P1"/>
      <text:p text:style-name="P18"><text:span text:style-name="T12">Make sure that the python and pip versions are the same</text:span>, otherwise will install packages but for the wrong python version.</text:p>
      <text:p text:style-name="P18"/>
      <text:p text:style-name="P12">[cloud_user@centos7 ~]$ <text:span text:style-name="T3">python3.7 --version</text:span></text:p>
      <text:p text:style-name="P16">Python 3.7.3</text:p>
      <text:p text:style-name="P12">[cloud_user@centos7 ~]$ <text:span text:style-name="T3">pip --version</text:span></text:p>
      <text:p text:style-name="P12">pip 20.2.4 from /usr/local/lib/python3.7/site-packages/pip (<text:span text:style-name="T3">python 3.7</text:span>)</text:p>
      <text:p text:style-name="P7"/>
      <text:p text:style-name="P6">PIP:</text:p>
      <text:p text:style-name="P25">pip list → will give you a list of packages.</text:p>
      <text:p text:style-name="P1">pip search selinux <text:s/>→<text:span text:style-name="T11"> will check if is already installed and will tell you the last available version.</text:span></text:p>
      <text:p text:style-name="P1"><text:soft-page-break/></text:p>
      <text:p text:style-name="P3">Install / uninstall programs:</text:p>
      <text:p text:style-name="P1"/>
      <text:p text:style-name="P19">pip install selenium <text:s text:c="3"/>→ selenium is a package that allows the developer to control the browser.</text:p>
      <text:p text:style-name="P19">pip uninstall selenium</text:p>
      <text:p text:style-name="P19"/>
      <text:p text:style-name="P21">You can install it into a virtual environment, just get inside it and install selenium, or the package you want.</text:p>
      <text:p text:style-name="P1"/>
      <text:p text:style-name="P8">Upgrade PiP inside the virtual environment:</text:p>
      <text:p text:style-name="P22">If you try to install anything inside the venv you clould have this message after installing it:</text:p>
      <text:p text:style-name="P22"/>
      <text:p text:style-name="P13">You are using pip version 19.0.3, however version 20.3b1 is available.</text:p>
      <text:p text:style-name="P13">You should consider upgrading via the 'pip install --upgrade pip' command.</text:p>
      <text:p text:style-name="P1"/>
      <text:p text:style-name="P22">You will need to update pip like it says.</text:p>
      <text:p text:style-name="P1"/>
      <text:p text:style-name="P11">(new_virt) [root@centos7 ~]# <text:span text:style-name="T3">pip install --upgrade pip</text:span></text:p>
      <text:p text:style-name="P11">Collecting pip</text:p>
      <text:p text:style-name="P11"><text:s text:c="2"/>Using cached https://files.pythonhosted.org/packages/cb/28/91f26bd088ce8e22169032100d4260614fc3da435025ff389ef1d396a433/pip-20.2.4-py2.py3-none-any.whl</text:p>
      <text:p text:style-name="P11">Installing collected packages: pip</text:p>
      <text:p text:style-name="P11"><text:s text:c="2"/>Found existing installation: pip 19.0.3</text:p>
      <text:p text:style-name="P11"><text:s text:c="4"/>Uninstalling pip-19.0.3:</text:p>
      <text:p text:style-name="P11"><text:s text:c="6"/>Successfully uninstalled pip-19.0.3</text:p>
      <text:p text:style-name="P11">Successfully installed pip-20.2.4</text:p>
      <text:p text:style-name="P1"/>
      <text:p text:style-name="P24"><text:span text:style-name="T6">Pip Help: <text:s text:c="4"/></text:span>pip --help</text:p>
      <text:p text:style-name="P1"/>
      <text:p text:style-name="P23">You will see a list with the commands you can use with pip like:</text:p>
      <text:p text:style-name="P23"/>
      <text:p text:style-name="P23"><text:span text:style-name="T3">freeze</text:span>: <text:s/>Output installed packages in requirements format. Shows the packages you installed using PiP.</text:p>
      <text:p text:style-name="P23"/>
      <text:p text:style-name="P14">(new_virt) [root@centos7 ~]#<text:span text:style-name="T3"> pip freeze</text:span></text:p>
      <text:p text:style-name="P14">selenium==3.141.0</text:p>
      <text:p text:style-name="P14">urllib3==1.25.11</text:p>
      <text:p text:style-name="P23"/>
      <text:p text:style-name="P23">You can do a “backup” of these packages by doing: <text:s text:c="4"/><text:span text:style-name="T7"><text:s/>pip freeze &gt; requirements.txt </text:span></text:p>
      <text:p text:style-name="P23"/>
      <text:p text:style-name="P23">Then you can recover this backup and install the content of that file by doing: <text:s/></text:p>
      <text:p text:style-name="P23">pip install -f requirements.txt <text:s text:c="3"/></text:p>
      <text:p text:style-name="P23"/>
      <text:p text:style-name="P23"/>
      <text:p text:style-name="P23"/>
      <text:p text:style-name="P23"/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1:11:35.516171484</meta:creation-date>
    <meta:generator>LibreOffice/6.0.7.3$Linux_X86_64 LibreOffice_project/00m0$Build-3</meta:generator>
    <dc:date>2020-12-11T11:59:17.633546354</dc:date>
    <meta:editing-duration>PT2H12M7S</meta:editing-duration>
    <meta:editing-cycles>30</meta:editing-cycles>
    <meta:document-statistic meta:table-count="0" meta:image-count="0" meta:object-count="0" meta:page-count="3" meta:paragraph-count="54" meta:word-count="453" meta:character-count="3180" meta:non-whitespace-character-count="2725"/>
  </office:meta>
</office:document-meta>
</file>